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059"/>
    </style:style>
    <style:style style:name="P2" style:family="paragraph" style:parent-style-name="Standard">
      <style:text-properties style:font-name="C059" officeooo:rsid="000fcd81" officeooo:paragraph-rsid="0011844b"/>
    </style:style>
    <style:style style:name="P3" style:family="paragraph" style:parent-style-name="Standard">
      <style:text-properties style:font-name="C059" officeooo:rsid="000fcd81" officeooo:paragraph-rsid="0011d904"/>
    </style:style>
    <style:style style:name="P4" style:family="paragraph" style:parent-style-name="Standard">
      <style:text-properties style:font-name="C059" officeooo:rsid="001336e5" officeooo:paragraph-rsid="001336e5"/>
    </style:style>
    <style:style style:name="P5" style:family="paragraph" style:parent-style-name="Standard">
      <style:text-properties style:font-name="C059" officeooo:rsid="0011d904" officeooo:paragraph-rsid="0011d904"/>
    </style:style>
    <style:style style:name="P6" style:family="paragraph" style:parent-style-name="Standard">
      <style:text-properties style:font-name="C059" officeooo:paragraph-rsid="0011d904"/>
    </style:style>
    <style:style style:name="P7" style:family="paragraph" style:parent-style-name="Standard">
      <style:text-properties style:font-name="C059" officeooo:paragraph-rsid="0020070d"/>
    </style:style>
    <style:style style:name="P8" style:family="paragraph" style:parent-style-name="Standard">
      <style:text-properties style:font-name="C059" fo:font-size="14pt" fo:language="pt" fo:country="BR" fo:font-weight="bold" officeooo:rsid="001c3fa0" officeooo:paragraph-rsid="001c3fa0" style:font-size-asian="14pt" style:font-weight-asian="bold"/>
    </style:style>
    <style:style style:name="P9" style:family="paragraph" style:parent-style-name="Standard">
      <style:text-properties style:font-name="C059" fo:font-style="italic" officeooo:rsid="002923dc" officeooo:paragraph-rsid="001c3fa0" style:font-style-asian="italic" style:font-style-complex="italic"/>
    </style:style>
    <style:style style:name="P10" style:family="paragraph" style:parent-style-name="Standard">
      <style:text-properties style:font-name="C059" officeooo:rsid="0027c4bc" officeooo:paragraph-rsid="0027c4bc"/>
    </style:style>
    <style:style style:name="P11" style:family="paragraph" style:parent-style-name="Standard">
      <style:text-properties style:font-name="C059" officeooo:rsid="001c3fa0" officeooo:paragraph-rsid="001c3fa0"/>
    </style:style>
    <style:style style:name="P12" style:family="paragraph" style:parent-style-name="Standard">
      <style:text-properties style:font-name="C059" officeooo:rsid="00355bbc" officeooo:paragraph-rsid="00355bbc"/>
    </style:style>
    <style:style style:name="P13" style:family="paragraph" style:parent-style-name="Standard">
      <style:text-properties officeooo:paragraph-rsid="00355bbc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style:font-name="C059" fo:font-size="12pt" fo:language="pt" fo:country="BR" style:text-underline-style="solid" style:text-underline-width="auto" style:text-underline-color="font-color" fo:font-weight="normal" style:font-size-asian="12pt" style:font-weight-asian="normal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style:font-size-asian="11pt" style:font-weight-asian="normal"/>
    </style:style>
    <style:style style:name="P16" style:family="paragraph" style:parent-style-name="Standard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officeooo:paragraph-rsid="0037d686" style:font-size-asian="11pt" style:font-weight-asian="normal"/>
    </style:style>
    <style:style style:name="P17" style:family="paragraph" style:parent-style-name="Standard">
      <style:text-properties style:font-name="C059"/>
    </style:style>
    <style:style style:name="P18" style:family="paragraph" style:parent-style-name="Standard" style:list-style-name="L1">
      <style:text-properties style:font-name="C059" officeooo:rsid="0011d904" officeooo:paragraph-rsid="00125510"/>
    </style:style>
    <style:style style:name="P19" style:family="paragraph" style:parent-style-name="Standard" style:list-style-name="L1">
      <style:text-properties style:font-name="C059" officeooo:rsid="0011d904" officeooo:paragraph-rsid="0011d904"/>
    </style:style>
    <style:style style:name="P20" style:family="paragraph" style:parent-style-name="Standard" style:list-style-name="L1">
      <style:text-properties style:font-name="C059" officeooo:rsid="0011844b" officeooo:paragraph-rsid="00125510"/>
    </style:style>
    <style:style style:name="P21" style:family="paragraph" style:parent-style-name="Standard" style:list-style-name="L1">
      <style:text-properties style:font-name="C059" officeooo:rsid="000fcd81" officeooo:paragraph-rsid="0011d904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style:font-size-asian="11pt" style:font-weight-asian="normal"/>
    </style:style>
    <style:style style:name="P23" style:family="paragraph" style:parent-style-name="Standard" style:list-style-name="L2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style:font-size-asian="11pt" style:font-weight-asian="normal"/>
    </style:style>
    <style:style style:name="P24" style:family="paragraph" style:parent-style-name="Standard" style:list-style-name="L3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style:font-size-asian="11pt" style:font-weight-asian="normal"/>
    </style:style>
    <style:style style:name="P25" style:family="paragraph" style:parent-style-name="Standard">
      <style:paragraph-properties fo:margin-top="0cm" fo:margin-bottom="0.353cm" loext:contextual-spacing="false" fo:line-height="115%"/>
      <style:text-properties style:font-name="C059" fo:font-size="11pt" fo:language="pt" fo:country="BR" style:text-underline-style="none" fo:font-weight="normal" officeooo:paragraph-rsid="0037d686" style:font-size-asian="11pt" style:font-weight-asian="normal"/>
    </style:style>
    <style:style style:name="P26" style:family="paragraph" style:parent-style-name="Standard">
      <style:paragraph-properties fo:margin-top="0cm" fo:margin-bottom="0.353cm" loext:contextual-spacing="false" fo:line-height="115%"/>
      <style:text-properties style:font-name="C059" fo:font-size="12pt" fo:language="pt" fo:country="BR" style:text-underline-style="solid" style:text-underline-width="auto" style:text-underline-color="font-color" fo:font-weight="normal" style:font-size-asian="12pt" style:font-weight-asian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844b"/>
    </style:style>
    <style:style style:name="T3" style:family="text">
      <style:text-properties fo:font-weight="normal" officeooo:rsid="0011844b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officeooo:rsid="0031de1d"/>
    </style:style>
    <style:style style:name="T6" style:family="text">
      <style:text-properties officeooo:rsid="003373dd"/>
    </style:style>
    <style:style style:name="T7" style:family="text">
      <style:text-properties style:font-name="C059" officeooo:rsid="00355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7">Nome: </text:span>Artur Onizuka</text:p>
      <text:p text:style-name="P12">Nome: José Ricardo Guidetti Junior</text:p>
      <text:p text:style-name="P12"/>
      <text:p text:style-name="P1">1. <text:span text:style-name="T1">Por que avaliar o uso de software?</text:span> Imagine que você seja apresentado a um produtor de software que lhe conta sobre seus planos para produzir uma nova versão de um sistema comercial. Quais argumentos você elaboraria para convencê-lo a realizar uma avaliação de IHC?</text:p>
      <text:p text:style-name="P1"/>
      <text:p text:style-name="P2">O grande aspecto do avaliador de IHC é a <text:span text:style-name="T2">participação dos usuários para coletar sobre uso de sistemas interativos, identificando os problemas na interação e na interface que prejudiquem a qualidade de uso do </text:span><text:span text:style-name="T3">sistema</text:span><text:span text:style-name="T2">. Os engenheiros sabem construir um sistema mas não sabem e não estão em posições adequadas para discutir sobre a qualidade de uso.</text:span></text:p>
      <text:p text:style-name="P2"/>
      <text:p text:style-name="P4">Os problemas de IHC, tem de ser corrigidos antes e não depois de o sistema já ter lançado. O avaliador <text:span text:style-name="T4">então</text:span> com seus casos de testes, poderão classificar<text:span text:style-name="T2"> de acordo com sua gravidade </text:span>com<text:span text:style-name="T2"> a frequência em que tendem a ocorrer e </text:span>com <text:span text:style-name="T2">os fatores que compõem os critérios de qualidade de uso prejudicados: </text:span></text:p>
      <text:p text:style-name="P3"/>
      <text:list xml:id="list2427113280360289170" text:style-name="L1">
        <text:list-item>
          <text:p text:style-name="P18">Acessibilidade;</text:p>
        </text:list-item>
        <text:list-item>
          <text:p text:style-name="P18">Comunicabilidade;</text:p>
        </text:list-item>
        <text:list-item>
          <text:p text:style-name="P19">Experiência do usuário;</text:p>
        </text:list-item>
        <text:list-item>
          <text:p text:style-name="P20">Usabilidade.</text:p>
        </text:list-item>
        <text:list-item>
          <text:p text:style-name="P20">…</text:p>
          <text:p text:style-name="P21"/>
        </text:list-item>
      </text:list>
      <text:p text:style-name="P5">Com avaliação o ganho no sistema será de “longo prazo”, ou melhor um prazo mediano, onde o tempo para colocar o produto no mercado acaba diminuindo, pois os problemas de IHC são corrigidos desde o início do processo de desenvolvimento, com a interação do usuário e a perspectiva das avaliações, identificando e corrigindo os problemas e permitindo entregar um produto mais estável, ou seja, melhorando o rendimento e preço pois a próxima versão lancada não necessitara já começar ser desenvolvida no momento do lançamento do produto no mercado.</text:p>
      <text:p text:style-name="P6"/>
      <text:p text:style-name="P7">2. <text:span text:style-name="T1">Planejamento da avaliação de IHC.</text:span> Escolha um software de sua preferência e defina dois objetivos de avaliação (por exemplo, dois objetivos citados na Tabela 9.1 [1]). Planeje duas avaliações de IHC do software escolhido, uma para cada objetivo definido. Em cada planejamento, realize cada tarefa de preparação da avaliação e relate sua execução. Compare os dois planejamentos.</text:p>
      <text:p text:style-name="P1"/>
      <text:p text:style-name="P1"/>
      <text:p text:style-name="P8">Word</text:p>
      <text:p text:style-name="P8"/>
      <text:p text:style-name="P14"><text:span text:style-name="T5">Laboratório – </text:span>Preparação de Avaliação</text:p>
      <text:p text:style-name="P15">O <text:span text:style-name="T5">software</text:span> utilizado nesta avaliação será o Word, um processador de textos que possui funções básicas e avançadas.</text:p>
      <text:p text:style-name="P15"><text:soft-page-break/>O ambiente escolhido será uma sala de observação com poucos objetos, apenas uma cadeira e uma mesa e um computador. A sala será totalmente observada e gravada através de <text:span text:style-name="T5">câmeras</text:span> e microfones espalhadas. O participante deverá executar uma ou mais tarefas, sendo elas simples e avançadas. Seus passos serão gravados e observados e avaliados através de <text:span text:style-name="T5">critérios</text:span> como:</text:p>
      <text:list xml:id="list1526093299403389945" text:style-name="L2">
        <text:list-item>
          <text:p text:style-name="P23"><text:span text:style-name="T5">F</text:span>acilidade de aprendizado: o tempo e esforço que o usuário necessita para atingir seu objetivo</text:p>
        </text:list-item>
        <text:list-item>
          <text:p text:style-name="P23"><text:span text:style-name="T5">F</text:span>acilidade de uso: será medido através do número de erros que o usuário cometeu antes de conseguir atingir o objetivo</text:p>
        </text:list-item>
        <text:list-item>
          <text:p text:style-name="P23"><text:span text:style-name="T5">F</text:span>lexibilidade do usuário: o usuário pode atingir o objetivo utilizando fatores do sistema mesmo de forma errônea ou ineficaz</text:p>
        </text:list-item>
        <text:list-item>
          <text:p text:style-name="P23"><text:span text:style-name="T5">S</text:span>atisfação do usuário: o sentimento do usuário deverá ser analisado através do processo inteiro, levando em conta suas emoções ao realizar cada passo da tarefa</text:p>
        </text:list-item>
      </text:list>
      <text:p text:style-name="P15">O objetivo principal da avaliação é identificar problemas com a aprendizagem do usuário, levando em conta problemas com a interface e a interação. A avaliação será aplicada a usuários com diversos perfis: usuários com experiência ou sem, que atuam na área de tecnologia, jovens ou idosos.</text:p>
      <text:p text:style-name="P14">Em contexto<text:span text:style-name="T6"> – </text:span>Preparação de Avaliação</text:p>
      <text:p text:style-name="P14"/>
      <text:p text:style-name="P16">O objetivo desta avaliação é medir se os objetivos de design foram alcançados após a conclusão da fase de desenvolvimento. Participantes serão avaliados através de uma entrevista aplicada em seu próprio ambiente de trabalho. A avaliação será feita em um período prolongado para que as pessoas se acostumem com a presença do observador e voltem a se comportar normalmente. Periodicamente, serão feitas entrevistas com diversos usuários escolhidos com base em diferentes perfis.</text:p>
      <text:p text:style-name="P16">Sobre a entrevista:</text:p>
      <text:list xml:id="list2088869732428525516" text:style-name="L3">
        <text:list-item>
          <text:p text:style-name="P24"><text:span text:style-name="T5">S</text:span>erá semiestruturada seguindo um roteiro aberto e um questionário sobre a satisfação do usuário</text:p>
        </text:list-item>
        <text:list-item>
          <text:p text:style-name="P24"><text:span text:style-name="T5">A</text:span>s perguntas serão definidas a partir da opinião do usuário sobre a utilização do software</text:p>
        </text:list-item>
        <text:list-item>
          <text:p text:style-name="P24"><text:span text:style-name="T5">O</text:span> roteiro aberto permite que o usuário relate suas perspectivas sobre o software</text:p>
        </text:list-item>
        <text:list-item>
          <text:p text:style-name="P24"><text:span text:style-name="T5">O</text:span> participante será encorajado <text:span text:style-name="T5">a expressar</text:span> suas sugestões sobre a funcionalidade do software</text:p>
          <text:p text:style-name="P24"/>
        </text:list-item>
      </text:list>
      <text:p text:style-name="P15">Alguns fatores de avaliação serão critérios como: facilidade de uso, facilidade de aprendizado, utilidade, produtividade, segurança no uso, eficiência de uso e a satisfação do usuário.</text:p>
      <text:p text:style-name="P15"><text:soft-page-break/></text:p>
      <text:p text:style-name="P15"/>
      <text:p text:style-name="P14">Conclusão:</text:p>
      <text:p text:style-name="P15">Os dois tipos de testes de avaliação tiveram objetivos diferentes e os alcançaram de formas diferentes. A primeira avaliação foi feita em um ambiente controlado e de forma mais inflexível, sem interação com o usuário. Já a segunda avaliação houve interação com o usuário, porém por conta da natureza da avaliação, é difícil analisar certos aspectos do sistema, pelo fato de que a presença de um avaliador possa alterar o comportamento dos participantes.</text:p>
      <text:p text:style-name="P15">Na primeira avaliação, toda a interação do usuário foi registrada de modo que os dados puderam ser mensurados com eficiência e utilizados para chegar em uma conclusão sobre a facilidade do uso do sistema.</text:p>
      <text:p text:style-name="P15"><text:span text:style-name="T5">Concluímos</text:span> que ambos os <text:span text:style-name="T5">métodos</text:span> de avaliação são eficientes se aplicados com objetivos compatíveis, ambos tem suas vantagens e desvantagens, atingindo seus objetivos de formas diferentes.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059" svg:font-family="C059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fcd8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9:07:09.652427446</meta:creation-date>
    <dc:date>2016-10-14T11:02:27.184724291</dc:date>
    <meta:editing-duration>PT5H35M37S</meta:editing-duration>
    <meta:editing-cycles>19</meta:editing-cycles>
    <meta:generator>LibreOffice/5.1.5.2$Linux_X86_64 LibreOffice_project/10m0$Build-2</meta:generator>
    <meta:document-statistic meta:table-count="0" meta:image-count="0" meta:object-count="0" meta:page-count="3" meta:paragraph-count="35" meta:word-count="833" meta:character-count="5201" meta:non-whitespace-character-count="4413"/>
  </office:meta>
</office:document-meta>
</file>